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style:text-properties style:font-name="Calibri" fo:font-size="11pt" fo:language="en" fo:country="none" style:font-size-asian="11pt"/>
    </style:style>
    <style:style style:name="P3" style:family="paragraph" style:parent-style-name="Standard" style:master-page-name="Standard">
      <style:paragraph-properties fo:margin-top="0in" fo:margin-bottom="0.139in" loext:contextual-spacing="false" fo:line-height="115%" style:page-number="auto"/>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0689ff" style:font-size-asian="11pt"/>
    </style:style>
    <style:style style:name="T3" style:family="text">
      <style:text-properties fo:language="en"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p>
      <text:p text:style-name="P1"><text:span text:style-name="T2">Indrajit</text:span><text:span text:style-name="T1"> was brought up to hate Shangguojia and he developed a zeal to topple the Shangguojia government. Aged 5 Indrajit had already learnt the entire world map of Shangguojia. By the age of 10 he was fluent in the Shangguojia dialect and had vast knowledge of the political situation of Shangguojia. At the age of 18 he started questioning the ideology and morals he developed and decided to go on a little adventure to uncover the truth. He snuck out under the cover of night and headed to </text:span></text:p>
      <text:p text:style-name="P1"><text:span text:style-name="T1">Shangguojia. On his arrival to Shangguojia he saw what he expected masses of unhappy civilians toiling away while the rich and powerful enjoyed the fruits of their labor. Indrajit knew there was something more that he didn't see. Indrajit felt that this was all</text:span></text:p>
      <text:p text:style-name="P1"><text:span text:style-name="T1">a cover for something a lot more scary than an oppressed nation. He spent several years there living as a civilian and infiltrated multiple government agencies. After several years Indrajit successfully found the secret he was looking for, Shanguojia was no country , it was nothing but a farce.</text:span></text:p>
      <text:p text:style-name="P1"><text:span text:style-name="T1">The civilians were nothing but animations of lifeless dolls created by superior technology. The country was a cover for 4 powerful individuals gathering resources for world domination. Of those 4 individuals was Indrajit's father. They were gathering and storing the resources in an inescapable </text:span></text:p>
      <text:p text:style-name="P1"><text:span text:style-name="T1">labyrinth called shangri-la. Indrajit decided to infiltrate shangri-la and destroy the resources to foil the his father's plan. --&gt; Game Starts. </text:span></text:p>
      <text:p text:style-name="P2"/>
      <text:p text:style-name="P1"><text:span text:style-name="T1">(treasures are now resources if you find a treausre answering the riddle destroys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0T20:10:10.808000000</dc:date>
    <meta:editing-duration>PT1H11M50S</meta:editing-duration>
    <meta:editing-cycles>1</meta:editing-cycles>
    <meta:document-statistic meta:table-count="0" meta:image-count="0" meta:object-count="0" meta:page-count="1" meta:paragraph-count="6" meta:word-count="261" meta:character-count="1576" meta:non-whitespace-character-count="1318"/>
    <meta:generator>LibreOffice/5.4.1.2$Windows_x86 LibreOffice_project/ea7cb86e6eeb2bf3a5af73a8f7777ac570321527</meta:generator>
  </office:meta>
</office:document-meta>
</file>